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626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088cm" svg:height="5.11cm" draw:transform="rotate (1.5707963267949) translate (1.646cm 19.599cm)">
          <text:p text:style-name="P1"><text:span text:style-name="T1">Photo</text:span></text:p>
        </draw:rect>
        <draw:frame draw:style-name="gr2" draw:text-style-name="P2" draw:layer="layout" svg:width="13.693cm" svg:height="12.876cm" draw:transform="rotate (1.5707963267949) translate (7.778cm 29cm)">
          <draw:text-box>
            <text:p text:style-name="P2"><text:span text:style-name="T2">Name: --NAME1--</text:span></text:p>
            <text:p text:style-name="P2"><text:span text:style-name="T2">Family: --NAME2--</text:span></text:p>
            <text:p text:style-name="P2"><text:span text:style-name="T2">Phone: --TEL--</text:span></text:p>
            <text:p text:style-name="P2"><text:span text:style-name="T2">Birthday: --BDAY--</text:span></text:p>
            <text:p text:style-name="P2"><text:span text:style-name="T2"/></text:p>
            <text:p text:style-name="P2"><text:span text:style-name="T2">Username: --UNAME--</text:span></text:p>
            <text:p text:style-name="P2"><text:span text:style-name="T2">Password: --PASS--</text:span></text:p>
            <text:p text:style-name="P2"><text:span text:style-name="T2">E-mail:</text:span></text:p>
            <text:p text:style-name="P2"><text:span text:style-name="T2">--EMAIL--</text:span></text:p>
          </draw:text-box>
        </draw:frame>
        <draw:rect draw:style-name="gr3" draw:text-style-name="P3" draw:layer="layout" svg:width="12.263cm" svg:height="18.395cm" draw:transform="rotate (1.5707963267949) translate (1.646cm 13.263cm)">
          <text:p text:style-name="P3"><text:span text:style-name="T2"><text:s text:c="2"/></text:span><text:span text:style-name="T2">Date <text:s text:c="3"/>Amount <text:s text:c="4"/>Signature</text:span></text:p>
        </draw:rect>
        <draw:line draw:style-name="gr4" draw:text-style-name="P4" draw:layer="layout" svg:x1="20.04cm" svg:y1="10.197cm" svg:x2="1.646cm" svg:y2="10.197cm">
          <text:p/>
        </draw:line>
        <draw:line draw:style-name="gr4" draw:text-style-name="P4" draw:layer="layout" svg:x1="20.04cm" svg:y1="6.109cm" svg:x2="1.646cm" svg:y2="6.109cm">
          <text:p/>
        </draw:line>
        <draw:line draw:style-name="gr4" draw:text-style-name="P4" draw:layer="layout" svg:x1="4.303cm" svg:y1="13.263cm" svg:x2="4.303cm" svg:y2="1cm">
          <text:p/>
        </draw:line>
        <draw:line draw:style-name="gr4" draw:text-style-name="P4" draw:layer="layout" svg:x1="8.391cm" svg:y1="13.263cm" svg:x2="8.391cm" svg:y2="1cm">
          <text:p/>
        </draw:line>
        <draw:line draw:style-name="gr4" draw:text-style-name="P4" draw:layer="layout" svg:x1="6.347cm" svg:y1="13.263cm" svg:x2="6.347cm" svg:y2="1cm">
          <text:p/>
        </draw:line>
        <draw:line draw:style-name="gr4" draw:text-style-name="P4" draw:layer="layout" svg:x1="10.435cm" svg:y1="13.263cm" svg:x2="10.435cm" svg:y2="1cm">
          <text:p/>
        </draw:line>
        <draw:line draw:style-name="gr4" draw:text-style-name="P4" draw:layer="layout" svg:x1="14.522cm" svg:y1="13.263cm" svg:x2="14.522cm" svg:y2="1cm">
          <text:p/>
        </draw:line>
        <draw:line draw:style-name="gr4" draw:text-style-name="P4" draw:layer="layout" svg:x1="12.478cm" svg:y1="13.263cm" svg:x2="12.478cm" svg:y2="1cm">
          <text:p/>
        </draw:line>
        <draw:line draw:style-name="gr4" draw:text-style-name="P4" draw:layer="layout" svg:x1="16.566cm" svg:y1="13.263cm" svg:x2="16.566cm" svg:y2="1cm">
          <text:p/>
        </draw:line>
        <draw:line draw:style-name="gr4" draw:text-style-name="P4" draw:layer="layout" svg:x1="18.61cm" svg:y1="13.263cm" svg:x2="18.61cm" svg:y2="1cm">
          <text:p/>
        </draw:line>
      </draw:page>
      <draw:page draw:name="page2" draw:style-name="dp1" draw:master-page-name="Standard">
        <draw:rect draw:style-name="gr1" draw:text-style-name="P5" draw:layer="layout" svg:width="12cm" svg:height="19cm" draw:transform="rotate (1.5707963267949) translate (0.95cm 28.5cm)">
          <text:p text:style-name="P5"><text:span text:style-name="T3">Organisation</text:span></text:p>
          <text:p text:style-name="P5"><text:span text:style-name="T3">--CENTER_NAME--</text:span></text:p>
          <text:p text:style-name="P5"><text:span text:style-name="T3">--CENTER_ADDRESS--</text:span></text:p>
          <text:p text:style-name="P5"><text:span text:style-name="T3">--CENTER_TOWN--</text:span></text:p>
          <text:p text:style-name="P5"><text:span text:style-name="T3">--CENTER_COUNTRY--</text:span></text:p>
          <text:p text:style-name="P5"><text:span text:style-name="T3">--CENTER_TEL--</text:span></text:p>
          <text:p text:style-name="P5"><text:span text:style-name="T3">--CENTER_URL--</text:span></text:p>
          <text:p text:style-name="P5"><text:span text:style-name="T3">--CENTER_EMAIL--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rect>
        <draw:rect draw:style-name="gr1" draw:text-style-name="P1" draw:layer="layout" svg:width="13cm" svg:height="19cm" draw:transform="rotate (1.5707963267949) translate (0.95cm 14.5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--CENTER_NAME--</text:span></text:p>
          <text:p text:style-name="P1"><text:span text:style-name="T1"/></text:p>
          <text:p text:style-name="P1"><text:span text:style-name="T1">Description of center</text:span></text:p>
          <text:p text:style-name="P1"><text:span text:style-name="T1"/></text:p>
          <text:p text:style-name="P1"><text:span text:style-name="T1">Student car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4-01-31T15:58:28.418550000</dc:date>
    <meta:editing-duration>PT10H3M56S</meta:editing-duration>
    <meta:editing-cycles>23</meta:editing-cycles>
    <meta:generator>LibreOffice/4.1.3.2$MacOSX_x86 LibreOffice_project/70feb7d99726f064edab4605a8ab840c50ec57a</meta:generator>
    <meta:printed-by>Linus Gasser</meta:printed-by>
    <meta:print-date>2011-01-20T09:29:33</meta:print-date>
    <meta:document-statistic meta:object-count="15"/>
  </office:meta>
</office:document-meta>
</file>